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4896in" table:align="right"/>
    </style:style>
    <style:style style:name="Table2.A" style:family="table-column">
      <style:table-column-properties style:column-width="2.4896in"/>
    </style:style>
    <style:style style:name="Table2.B" style:family="table-column">
      <style:table-column-properties style:column-width="2.5104in"/>
    </style:style>
    <style:style style:name="Table2.1" style:family="table-row">
      <style:table-row-properties style:row-height="0.6in"/>
    </style:style>
    <style:style style:name="Table2.A1" style:family="table-cell">
      <style:table-cell-properties fo:padding="0.0382in" fo:border="none"/>
    </style:style>
    <style:style style:name="Table12" style:family="table">
      <style:table-properties style:width="2.2917in" fo:margin-left="0in" table:align="left"/>
    </style:style>
    <style:style style:name="Table12.A" style:family="table-column">
      <style:table-column-properties style:column-width="0.7326in"/>
    </style:style>
    <style:style style:name="Table12.B" style:family="table-column">
      <style:table-column-properties style:column-width="1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3021in" table:align="left"/>
    </style:style>
    <style:style style:name="Table13.A" style:family="table-column">
      <style:table-column-properties style:column-width="0.5521in"/>
    </style:style>
    <style:style style:name="Table13.B" style:family="table-column">
      <style:table-column-properties style:column-width="1.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3021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021in" table:align="left"/>
    </style:style>
    <style:style style:name="Table3.A" style:family="table-column">
      <style:table-column-properties style:column-width="0.6667in"/>
    </style:style>
    <style:style style:name="Table3.B" style:family="table-column">
      <style:table-column-properties style:column-width="1.635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6" style:family="table">
      <style:table-properties style:width="2.3021in" table:align="left"/>
    </style:style>
    <style:style style:name="Table6.A" style:family="table-column">
      <style:table-column-properties style:column-width="0.7229in"/>
    </style:style>
    <style:style style:name="Table6.B" style:family="table-column">
      <style:table-column-properties style:column-width="1.579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3021in" table:align="left"/>
    </style:style>
    <style:style style:name="Table10.A" style:family="table-column">
      <style:table-column-properties style:column-width="0.6667in"/>
    </style:style>
    <style:style style:name="Table10.B" style:family="table-column">
      <style:table-column-properties style:column-width="1.635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2917in" table:align="left"/>
    </style:style>
    <style:style style:name="Table11.A" style:family="table-column">
      <style:table-column-properties style:column-width="0.7229in"/>
    </style:style>
    <style:style style:name="Table11.B" style:family="table-column">
      <style:table-column-properties style:column-width="1.568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3021in" table:align="left"/>
    </style:style>
    <style:style style:name="Table5.A" style:family="table-column">
      <style:table-column-properties style:column-width="0.6667in"/>
    </style:style>
    <style:style style:name="Table5.B" style:family="table-column">
      <style:table-column-properties style:column-width="1.635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3021in" table:align="left"/>
    </style:style>
    <style:style style:name="Table9.A" style:family="table-column">
      <style:table-column-properties style:column-width="0.6667in"/>
    </style:style>
    <style:style style:name="Table9.B" style:family="table-column">
      <style:table-column-properties style:column-width="1.635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4" style:family="table">
      <style:table-properties style:width="2.3021in" table:align="left"/>
    </style:style>
    <style:style style:name="Table4.A" style:family="table-column">
      <style:table-column-properties style:column-width="0.7229in"/>
    </style:style>
    <style:style style:name="Table4.B" style:family="table-column">
      <style:table-column-properties style:column-width="1.579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2917in" table:align="left"/>
    </style:style>
    <style:style style:name="Table7.A" style:family="table-column">
      <style:table-column-properties style:column-width="0.7229in"/>
    </style:style>
    <style:style style:name="Table7.B" style:family="table-column">
      <style:table-column-properties style:column-width="1.5688in"/>
    </style:style>
    <style:style style:name="Table7.1" style:family="table-row">
      <style:table-row-properties style:row-height="0.25in"/>
    </style:style>
    <style:style style:name="Table7.A1" style:family="table-cell">
      <style:table-cell-properties style:vertical-align="bottom" fo:padding="0.0382in" fo:border="none"/>
    </style:style>
    <style:style style:name="Table7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2" style:family="table-cell">
      <style:table-cell-properties fo:padding="0.0382in" fo:border="0.05pt solid #000000"/>
    </style:style>
    <style:style style:name="Table7.3" style:family="table-row">
      <style:table-row-properties style:row-height="0.3in"/>
    </style:style>
    <style:style style:name="Table7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4" style:family="table-cell">
      <style:table-cell-properties fo:padding="0.0382in" fo:border="0.05pt solid #000000"/>
    </style:style>
    <style:style style:name="Table7.A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6" style:family="table-cell">
      <style:table-cell-properties fo:padding="0.0382in" fo:border="0.05pt solid #000000"/>
    </style:style>
    <style:style style:name="Table7.A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7" style:family="table-cell">
      <style:table-cell-properties fo:padding="0.0382in" fo:border="0.05pt solid #000000"/>
    </style:style>
    <style:style style:name="Table8" style:family="table">
      <style:table-properties style:width="2.2917in" table:align="left"/>
    </style:style>
    <style:style style:name="Table8.A" style:family="table-column">
      <style:table-column-properties style:column-width="0.7229in"/>
    </style:style>
    <style:style style:name="Table8.B" style:family="table-column">
      <style:table-column-properties style:column-width="1.568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0pt" fo:font-style="italic" officeooo:rsid="001e4e5c" officeooo:paragraph-rsid="001e4e5c" style:font-size-asian="10pt" style:font-style-asian="italic" style:font-size-complex="10pt" style:font-style-complex="italic"/>
    </style:style>
    <style:style style:name="P2" style:family="paragraph" style:parent-style-name="Table_20_Contents">
      <style:text-properties style:font-name="Arial" fo:font-size="10pt" style:text-underline-style="solid" style:text-underline-width="auto" style:text-underline-color="font-color" fo:font-weight="bold" officeooo:rsid="002a255a" officeooo:paragraph-rsid="002a255a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style:text-underline-style="solid" style:text-underline-width="auto" style:text-underline-color="font-color" fo:font-weight="bold" officeooo:rsid="002a255a" officeooo:paragraph-rsid="002abe32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0pt" fo:font-weight="bold" officeooo:rsid="001bd245" officeooo:paragraph-rsid="001bd245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fo:font-weight="bold" officeooo:rsid="001bd245" officeooo:paragraph-rsid="002c1eb3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Arial" fo:font-size="10pt" fo:font-weight="bold" officeooo:rsid="001bd245" officeooo:paragraph-rsid="002abe32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bd245" officeooo:paragraph-rsid="002a255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c9267" officeooo:paragraph-rsid="001c9267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c9267" officeooo:paragraph-rsid="002a255a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c9267" officeooo:paragraph-rsid="002abe32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2c1eb3" officeooo:paragraph-rsid="002c1eb3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officeooo:rsid="0016ca60" officeooo:paragraph-rsid="001bd245" style:font-size-asian="10pt" style:font-size-complex="10pt"/>
    </style:style>
    <style:style style:name="P13" style:family="paragraph" style:parent-style-name="Table_20_Contents">
      <style:text-properties style:font-name="Arial" fo:font-size="10pt" officeooo:rsid="0018ca1c" officeooo:paragraph-rsid="001bd245" style:font-size-asian="10pt" style:font-size-complex="10pt"/>
    </style:style>
    <style:style style:name="P14" style:family="paragraph" style:parent-style-name="Table_20_Contents">
      <style:text-properties style:font-name="Arial" fo:font-size="10pt" officeooo:rsid="001bd245" officeooo:paragraph-rsid="001bd245" style:font-size-asian="10pt" style:font-size-complex="10pt"/>
    </style:style>
    <style:style style:name="P15" style:family="paragraph" style:parent-style-name="Table_20_Contents">
      <style:text-properties style:font-name="Arial" fo:font-size="10pt" officeooo:rsid="001bd245" officeooo:paragraph-rsid="002abe32" style:font-size-asian="10pt" style:font-size-complex="10pt"/>
    </style:style>
    <style:style style:name="P16" style:family="paragraph" style:parent-style-name="Table_20_Contents">
      <style:text-properties style:font-name="Arial" fo:font-size="10pt" officeooo:rsid="001c9267" officeooo:paragraph-rsid="001db490" style:font-size-asian="10pt" style:font-size-complex="10pt"/>
    </style:style>
    <style:style style:name="P17" style:family="paragraph" style:parent-style-name="Table_20_Contents">
      <style:text-properties style:font-name="Arial" fo:font-size="10pt" officeooo:rsid="001c9267" officeooo:paragraph-rsid="001e4e5c" style:font-size-asian="10pt" style:font-size-complex="10pt"/>
    </style:style>
    <style:style style:name="P18" style:family="paragraph" style:parent-style-name="Table_20_Contents">
      <style:text-properties style:font-name="Arial" fo:font-size="10pt" officeooo:rsid="001c9267" officeooo:paragraph-rsid="002a255a" style:font-size-asian="10pt" style:font-size-complex="10pt"/>
    </style:style>
    <style:style style:name="P19" style:family="paragraph" style:parent-style-name="Table_20_Contents">
      <style:text-properties style:font-name="Arial" fo:font-size="10pt" officeooo:rsid="001c9267" officeooo:paragraph-rsid="002abe32" style:font-size-asian="10pt" style:font-size-complex="10pt"/>
    </style:style>
    <style:style style:name="P20" style:family="paragraph" style:parent-style-name="Table_20_Contents">
      <style:text-properties style:font-name="Arial" fo:font-size="10pt" officeooo:rsid="001db490" officeooo:paragraph-rsid="001db490" style:font-size-asian="10pt" style:font-size-complex="10pt"/>
    </style:style>
    <style:style style:name="P21" style:family="paragraph" style:parent-style-name="Table_20_Contents">
      <style:text-properties style:font-name="Arial" fo:font-size="10pt" officeooo:rsid="001db490" officeooo:paragraph-rsid="002a255a" style:font-size-asian="10pt" style:font-size-complex="10pt"/>
    </style:style>
    <style:style style:name="P22" style:family="paragraph" style:parent-style-name="Table_20_Contents">
      <style:text-properties style:font-name="Arial" fo:font-size="10pt" officeooo:rsid="001db490" officeooo:paragraph-rsid="002abe32" style:font-size-asian="10pt" style:font-size-complex="10pt"/>
    </style:style>
    <style:style style:name="P23" style:family="paragraph" style:parent-style-name="Table_20_Contents">
      <style:text-properties style:font-name="Arial" fo:font-size="10pt" officeooo:rsid="001e4e5c" officeooo:paragraph-rsid="001e4e5c" style:font-size-asian="10pt" style:font-size-complex="10pt"/>
    </style:style>
    <style:style style:name="P24" style:family="paragraph" style:parent-style-name="Table_20_Contents">
      <style:text-properties style:font-name="Arial" fo:font-size="10pt" officeooo:rsid="001e4e5c" officeooo:paragraph-rsid="002a255a" style:font-size-asian="10pt" style:font-size-complex="10pt"/>
    </style:style>
    <style:style style:name="P25" style:family="paragraph" style:parent-style-name="Table_20_Contents">
      <style:text-properties style:font-name="Arial" fo:font-size="10pt" officeooo:rsid="001e4e5c" officeooo:paragraph-rsid="002abe32" style:font-size-asian="10pt" style:font-size-complex="10pt"/>
    </style:style>
    <style:style style:name="P26" style:family="paragraph" style:parent-style-name="Table_20_Contents">
      <style:text-properties style:font-name="Arial" fo:font-size="10pt" officeooo:rsid="001fde81" officeooo:paragraph-rsid="001fde81" style:font-size-asian="10pt" style:font-size-complex="10pt"/>
    </style:style>
    <style:style style:name="P27" style:family="paragraph" style:parent-style-name="Table_20_Contents">
      <style:text-properties style:font-name="Arial" fo:font-size="10pt" officeooo:rsid="001fde81" officeooo:paragraph-rsid="002abe32" style:font-size-asian="10pt" style:font-size-complex="10pt"/>
    </style:style>
    <style:style style:name="P28" style:family="paragraph" style:parent-style-name="Table_20_Contents">
      <style:text-properties style:font-name="Arial" fo:font-size="10pt" officeooo:rsid="0024c50b" officeooo:paragraph-rsid="0024c50b" style:font-size-asian="10pt" style:font-size-complex="10pt"/>
    </style:style>
    <style:style style:name="P29" style:family="paragraph" style:parent-style-name="Table_20_Contents">
      <style:text-properties style:font-name="Arial" fo:font-size="10pt" officeooo:rsid="0024c50b" officeooo:paragraph-rsid="002abe32" style:font-size-asian="10pt" style:font-size-complex="10pt"/>
    </style:style>
    <style:style style:name="P30" style:family="paragraph" style:parent-style-name="Table_20_Contents">
      <style:text-properties style:font-name="Arial" fo:font-size="10pt" officeooo:rsid="002abe32" officeooo:paragraph-rsid="002abe32" style:font-size-asian="10pt" style:font-size-complex="10pt"/>
    </style:style>
    <style:style style:name="P31" style:family="paragraph" style:parent-style-name="Table_20_Contents">
      <style:text-properties style:font-name="Arial" fo:font-size="10pt" officeooo:rsid="002ba53b" officeooo:paragraph-rsid="002ba53b" style:font-size-asian="10pt" style:font-size-complex="10pt"/>
    </style:style>
    <style:style style:name="P32" style:family="paragraph" style:parent-style-name="Table_20_Contents">
      <style:text-properties style:font-name="Arial" fo:font-size="10pt" officeooo:rsid="002c1eb3" officeooo:paragraph-rsid="002c1eb3" style:font-size-asian="10pt" style:font-size-complex="10pt"/>
    </style:style>
    <style:style style:name="P33" style:family="paragraph" style:parent-style-name="Table_20_Contents">
      <style:text-properties style:font-name="Arial" fo:font-size="10pt" fo:font-weight="normal" officeooo:rsid="0016ca60" officeooo:paragraph-rsid="001bd245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weight="bold" officeooo:rsid="002a255a" officeooo:paragraph-rsid="002a255a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2a255a" officeooo:paragraph-rsid="002a255a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2abe32" officeooo:paragraph-rsid="002abe3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mic Sans MS" fo:font-size="20pt" style:text-underline-style="none" fo:font-weight="bold" officeooo:rsid="0024e34f" officeooo:paragraph-rsid="0024e34f" style:font-size-asian="20pt" style:font-weight-asian="bold" style:font-size-complex="20pt" style:font-weight-complex="bold"/>
    </style:style>
    <style:style style:name="P38" style:family="paragraph" style:parent-style-name="Table_20_Contents">
      <style:text-properties style:font-name="Courier New" fo:font-size="10pt" officeooo:rsid="002c1eb3" officeooo:paragraph-rsid="002c1eb3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b49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dcd56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2abe32"/>
    </style:style>
    <style:style style:name="T6" style:family="text">
      <style:text-properties officeooo:rsid="0018ca1c"/>
    </style:style>
    <style:style style:name="T7" style:family="text">
      <style:text-properties officeooo:rsid="001db490"/>
    </style:style>
    <style:style style:name="T8" style:family="text">
      <style:text-properties style:font-name="Arial1"/>
    </style:style>
    <style:style style:name="T9" style:family="text"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e4e5c"/>
    </style:style>
    <style:style style:name="T11" style:family="text">
      <style:text-properties officeooo:rsid="00284e1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abe32"/>
    </style:style>
    <style:style style:name="T14" style:family="text">
      <style:text-properties officeooo:rsid="002dcd56"/>
    </style:style>
    <style:style style:name="T15" style:family="text">
      <style:text-properties officeooo:rsid="002f7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A"/>
        <table:table-row table:style-name="Table2.1">
          <table:table-cell table:style-name="Table2.A1" table:number-columns-spanned="3" office:value-type="string">
            <text:p text:style-name="P37">Shawn's Crazy-Ass EAGLE Hotkeys <text:span text:style-name="T11">v1.3</text:span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35">Universal</text:p>
            <text:p text:style-name="P4"/>
            <text:p text:style-name="P4">Commands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12">ctrl + <text:span text:style-name="T6">a</text:span></text:p>
                </table:table-cell>
                <table:table-cell table:style-name="Table12.B1" office:value-type="string">
                  <text:p text:style-name="P13"><text:span text:style-name="T2">A</text:span>dd</text:p>
                </table:table-cell>
              </table:table-row>
              <table:table-row>
                <table:table-cell table:style-name="Table12.A2" office:value-type="string">
                  <text:p text:style-name="P12">ctrl + e</text:p>
                </table:table-cell>
                <table:table-cell table:style-name="Table12.B2" office:value-type="string">
                  <text:p text:style-name="P12">Chang<text:span text:style-name="T3">E</text:span>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c</text:span></text:p>
                </table:table-cell>
                <table:table-cell table:style-name="Table12.B2" office:value-type="string">
                  <text:p text:style-name="P13"><text:span text:style-name="T2">C</text:span>opy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x</text:span></text:p>
                </table:table-cell>
                <table:table-cell table:style-name="Table12.B2" office:value-type="string">
                  <text:p text:style-name="P13">Cut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d</text:span></text:p>
                </table:table-cell>
                <table:table-cell table:style-name="Table12.B2" office:value-type="string">
                  <text:p text:style-name="P13"><text:span text:style-name="T2">D</text:span>elete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l</text:span></text:p>
                </table:table-cell>
                <table:table-cell table:style-name="Table12.B2" office:value-type="string">
                  <text:p text:style-name="P13">Display (<text:span text:style-name="T2">L</text:span>ayers)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g</text:span></text:p>
                </table:table-cell>
                <table:table-cell table:style-name="Table12.B2" office:value-type="string">
                  <text:p text:style-name="P13"><text:span text:style-name="T2">G</text:span>roup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i</text:span></text:p>
                </table:table-cell>
                <table:table-cell table:style-name="Table12.B2" office:value-type="string">
                  <text:p text:style-name="P13"><text:span text:style-name="T2">I</text:span>nfo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f</text:span></text:p>
                </table:table-cell>
                <table:table-cell table:style-name="Table12.B2" office:value-type="string">
                  <text:p text:style-name="P13">Mirror (<text:span text:style-name="T2">F</text:span>lip)</text:p>
                </table:table-cell>
              </table:table-row>
              <table:table-row>
                <table:table-cell table:style-name="Table12.A2" office:value-type="string">
                  <text:p text:style-name="P12">ctrl + m</text:p>
                </table:table-cell>
                <table:table-cell table:style-name="Table12.B2" office:value-type="string">
                  <text:p text:style-name="P12"><text:span text:style-name="T2">M</text:span>ove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n</text:span></text:p>
                </table:table-cell>
                <table:table-cell table:style-name="Table12.B2" office:value-type="string">
                  <text:p text:style-name="P13"><text:span text:style-name="T2">N</text:span>ame</text:p>
                </table:table-cell>
              </table:table-row>
              <table:table-row>
                <table:table-cell table:style-name="Table12.A2" office:value-type="string">
                  <text:p text:style-name="P12">ctrl + o</text:p>
                </table:table-cell>
                <table:table-cell table:style-name="Table12.B2" office:value-type="string">
                  <text:p text:style-name="P12"><text:span text:style-name="T2">O</text:span>pen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v</text:span></text:p>
                </table:table-cell>
                <table:table-cell table:style-name="Table12.B2" office:value-type="string">
                  <text:p text:style-name="P13">Paste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y</text:span></text:p>
                </table:table-cell>
                <table:table-cell table:style-name="Table12.B2" office:value-type="string">
                  <text:p text:style-name="P13">Redo</text:p>
                </table:table-cell>
              </table:table-row>
              <table:table-row>
                <table:table-cell table:style-name="Table12.A2" office:value-type="string">
                  <text:p text:style-name="P12">ctrl + r</text:p>
                </table:table-cell>
                <table:table-cell table:style-name="Table12.B2" office:value-type="string">
                  <text:p text:style-name="P12"><text:span text:style-name="T2">R</text:span>otate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h</text:span></text:p>
                </table:table-cell>
                <table:table-cell table:style-name="Table12.B2" office:value-type="string">
                  <text:p text:style-name="P13">Smas<text:span text:style-name="T3">H</text:span></text:p>
                </table:table-cell>
              </table:table-row>
              <table:table-row>
                <table:table-cell table:style-name="Table12.A2" office:value-type="string">
                  <text:p text:style-name="P33">ctrl + <text:span text:style-name="T6">b</text:span></text:p>
                </table:table-cell>
                <table:table-cell table:style-name="Table12.B2" office:value-type="string">
                  <text:p text:style-name="P13">Split (<text:span text:style-name="T2">B</text:span>end)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t</text:span></text:p>
                </table:table-cell>
                <table:table-cell table:style-name="Table12.B2" office:value-type="string">
                  <text:p text:style-name="P13"><text:span text:style-name="T2">T</text:span>ext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z</text:span></text:p>
                </table:table-cell>
                <table:table-cell table:style-name="Table12.B2" office:value-type="string">
                  <text:p text:style-name="P13">Undo</text:p>
                </table:table-cell>
              </table:table-row>
              <table:table-row>
                <table:table-cell table:style-name="Table12.A2" office:value-type="string">
                  <text:p text:style-name="P12">ctrl + <text:span text:style-name="T6">u</text:span></text:p>
                </table:table-cell>
                <table:table-cell table:style-name="Table12.B2" office:value-type="string">
                  <text:p text:style-name="P13">Val<text:span text:style-name="T3">U</text:span>e</text:p>
                </table:table-cell>
              </table:table-row>
              <table:table-row>
                <table:table-cell table:style-name="Table12.A2" office:value-type="string">
                  <text:p text:style-name="P12">ctrl + s</text:p>
                </table:table-cell>
                <table:table-cell table:style-name="Table12.B2" office:value-type="string">
                  <text:p text:style-name="P12">Write (<text:span text:style-name="T2">S</text:span>ave)</text:p>
                </table:table-cell>
              </table:table-row>
            </table:table>
            <text:p text:style-name="P32"/>
            <text:p text:style-name="P11">Command Line Tips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32">Move:</text:p>
                </table:table-cell>
                <table:table-cell table:style-name="Table13.B1" office:value-type="string">
                  <text:p text:style-name="P38"><text:span text:style-name="T13">(</text:span>x y)</text:p>
                </table:table-cell>
              </table:table-row>
              <table:table-row>
                <table:table-cell table:style-name="Table13.A2" office:value-type="string">
                  <text:p text:style-name="P32">Wire:</text:p>
                </table:table-cell>
                <table:table-cell table:style-name="Table13.B2" office:value-type="string">
                  <text:p text:style-name="P38">(x0 y0) (x1 y1) ...</text:p>
                </table:table-cell>
              </table:table-row>
            </table:table>
            <text:p text:style-name="P5"/>
          </table:table-cell>
          <table:table-cell table:style-name="Table2.A1" office:value-type="string">
            <text:p text:style-name="P34"><text:span text:style-name="T1">S</text:span><text:span text:style-name="T5">ymbol</text:span></text:p>
            <text:p text:style-name="P8"/>
            <text:p text:style-name="P10">Commands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9">ctrl + <text:span text:style-name="T13">p</text:span></text:p>
                </table:table-cell>
                <table:table-cell table:style-name="Table1.B1" office:value-type="string">
                  <text:p text:style-name="P30"><text:span text:style-name="T2">P</text:span>in</text:p>
                </table:table-cell>
              </table:table-row>
              <table:table-row>
                <table:table-cell table:style-name="Table1.A2" office:value-type="string">
                  <text:p text:style-name="P19">ctrl + <text:span text:style-name="T13">w</text:span></text:p>
                </table:table-cell>
                <table:table-cell table:style-name="Table1.B2" office:value-type="string">
                  <text:p text:style-name="P30"><text:span text:style-name="T2">W</text:span>ire</text:p>
                </table:table-cell>
              </table:table-row>
            </table:table>
            <text:p text:style-name="P6"/>
            <text:p text:style-name="P6">Grid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2"><text:span text:style-name="T10">c</text:span>trl + 1</text:p>
                </table:table-cell>
                <table:table-cell table:style-name="Table3.B1" office:value-type="string">
                  <text:p text:style-name="P25">0.1” Lines</text:p>
                </table:table-cell>
              </table:table-row>
            </table:table>
            <text:p text:style-name="P3"/>
            <text:p text:style-name="P36">Package</text:p>
            <text:p text:style-name="P10">Commands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9">ctrl + <text:span text:style-name="T7">p</text:span></text:p>
                </table:table-cell>
                <table:table-cell table:style-name="Table6.B1" office:value-type="string">
                  <text:p text:style-name="P30">SMD (<text:span text:style-name="T2">P</text:span>ad)</text:p>
                </table:table-cell>
              </table:table-row>
              <table:table-row>
                <table:table-cell table:style-name="Table6.A2" office:value-type="string">
                  <text:p text:style-name="P19">ctrl + <text:span text:style-name="T7">j</text:span></text:p>
                </table:table-cell>
                <table:table-cell table:style-name="Table6.B2" office:value-type="string">
                  <text:p text:style-name="P30">Pad (PTH <text:span text:style-name="T2">J</text:span>ump)</text:p>
                </table:table-cell>
              </table:table-row>
              <table:table-row>
                <table:table-cell table:style-name="Table6.A2" office:value-type="string">
                  <text:p text:style-name="P19">ctrl + <text:span text:style-name="T7">w</text:span></text:p>
                </table:table-cell>
                <table:table-cell table:style-name="Table6.B2" office:value-type="string">
                  <text:p text:style-name="P22"><text:span text:style-name="T2">W</text:span>ire</text:p>
                </table:table-cell>
              </table:table-row>
              <table:table-row>
                <table:table-cell table:style-name="Table6.A2" office:value-type="string">
                  <text:p text:style-name="P19">ctrl + <text:span text:style-name="T7">k</text:span></text:p>
                </table:table-cell>
                <table:table-cell table:style-name="Table6.B2" office:value-type="string">
                  <text:p text:style-name="P30">Cir<text:span text:style-name="T4">K</text:span><text:span text:style-name="T14">le</text:span></text:p>
                </table:table-cell>
              </table:table-row>
              <table:table-row>
                <table:table-cell table:style-name="Table6.A2" office:value-type="string">
                  <text:p text:style-name="P19">ctrl + <text:span text:style-name="T7">q</text:span></text:p>
                </table:table-cell>
                <table:table-cell table:style-name="Table6.B2" office:value-type="string">
                  <text:p text:style-name="P22">Dimension (<text:span text:style-name="T2">Q</text:span>uantum?)</text:p>
                </table:table-cell>
              </table:table-row>
            </table:table>
            <text:p text:style-name="P6"/>
            <text:p text:style-name="P6">Grids</text:p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2"><text:span text:style-name="T10">c</text:span>trl + 1</text:p>
                </table:table-cell>
                <table:table-cell table:style-name="Table10.B1" office:value-type="string">
                  <text:p text:style-name="P25">0.1 <text:span text:style-name="T13">mm Dots</text:span></text:p>
                </table:table-cell>
              </table:table-row>
              <table:table-row>
                <table:table-cell table:style-name="Table10.A2" office:value-type="string">
                  <text:p text:style-name="P30">ctrl + 2</text:p>
                </table:table-cell>
                <table:table-cell table:style-name="Table10.B2" office:value-type="string">
                  <text:p text:style-name="P30">0.01” Dots</text:p>
                </table:table-cell>
              </table:table-row>
            </table:table>
            <text:p text:style-name="P15"/>
            <text:p text:style-name="P6">Layers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7">F1</text:p>
                </table:table-cell>
                <table:table-cell table:style-name="Table11.B1" office:value-type="string">
                  <text:p text:style-name="P29">Top Copper</text:p>
                </table:table-cell>
              </table:table-row>
              <table:table-row>
                <table:table-cell table:style-name="Table11.A2" office:value-type="string">
                  <text:p text:style-name="P27">F2</text:p>
                </table:table-cell>
                <table:table-cell table:style-name="Table11.B2" office:value-type="string">
                  <text:p text:style-name="P31">Bottom Copper</text:p>
                </table:table-cell>
              </table:table-row>
              <table:table-row>
                <table:table-cell table:style-name="Table11.A2" office:value-type="string">
                  <text:p text:style-name="P27">F3</text:p>
                </table:table-cell>
                <table:table-cell table:style-name="Table11.B2" office:value-type="string">
                  <text:p text:style-name="P31">All but tDocu</text:p>
                </table:table-cell>
              </table:table-row>
              <table:table-row>
                <table:table-cell table:style-name="Table11.A2" office:value-type="string">
                  <text:p text:style-name="P27">F4</text:p>
                </table:table-cell>
                <table:table-cell table:style-name="Table11.B2" office:value-type="string">
                  <text:p text:style-name="P31">All but tPlace</text:p>
                </table:table-cell>
              </table:table-row>
              <table:table-row>
                <table:table-cell table:style-name="Table11.A2" office:value-type="string">
                  <text:p text:style-name="P27">F5</text:p>
                </table:table-cell>
                <table:table-cell table:style-name="Table11.B2" office:value-type="string">
                  <text:p text:style-name="P29">All</text:p>
                </table:table-cell>
              </table:table-row>
              <table:table-row>
                <table:table-cell table:style-name="Table11.A2" office:value-type="string">
                  <text:p text:style-name="P27">F6</text:p>
                </table:table-cell>
                <table:table-cell table:style-name="Table11.B2" office:value-type="string">
                  <text:p text:style-name="P31">None</text:p>
                </table:table-cell>
              </table:table-row>
            </table:table>
            <text:p text:style-name="P15"/>
          </table:table-cell>
          <table:table-cell table:style-name="Table2.A1" office:value-type="string">
            <text:p text:style-name="P35">Schematic</text:p>
            <text:p text:style-name="P9"/>
            <text:p text:style-name="P9">Commands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8">ctrl + q</text:p>
                </table:table-cell>
                <table:table-cell table:style-name="Table5.B1" office:value-type="string">
                  <text:p text:style-name="P21">Label (<text:span text:style-name="T8">¿</text:span><text:span text:style-name="T9">Q</text:span>ué?)</text:p>
                </table:table-cell>
              </table:table-row>
              <table:table-row>
                <table:table-cell table:style-name="Table5.A2" office:value-type="string">
                  <text:p text:style-name="P18">ctrl + <text:span text:style-name="T7">j</text:span></text:p>
                </table:table-cell>
                <table:table-cell table:style-name="Table5.B2" office:value-type="string">
                  <text:p text:style-name="P21"><text:span text:style-name="T2">J</text:span>unction</text:p>
                </table:table-cell>
              </table:table-row>
              <table:table-row>
                <table:table-cell table:style-name="Table5.A2" office:value-type="string">
                  <text:p text:style-name="P18">ctrl + <text:span text:style-name="T7">p</text:span></text:p>
                </table:table-cell>
                <table:table-cell table:style-name="Table5.B2" office:value-type="string">
                  <text:p text:style-name="P21">Re<text:span text:style-name="T2">P</text:span>lace</text:p>
                </table:table-cell>
              </table:table-row>
              <table:table-row>
                <table:table-cell table:style-name="Table5.A2" office:value-type="string">
                  <text:p text:style-name="P18">ctrl + <text:span text:style-name="T7">w</text:span></text:p>
                </table:table-cell>
                <table:table-cell table:style-name="Table5.B2" office:value-type="string">
                  <text:p text:style-name="P21">Net (<text:span text:style-name="T2">W</text:span>ire)</text:p>
                </table:table-cell>
              </table:table-row>
            </table:table>
            <text:p text:style-name="P7"/>
            <text:p text:style-name="P7">Grids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<text:span text:style-name="T10">c</text:span>trl + 1</text:p>
                </table:table-cell>
                <table:table-cell table:style-name="Table9.B1" office:value-type="string">
                  <text:p text:style-name="P24">0.1” Lines</text:p>
                </table:table-cell>
              </table:table-row>
            </table:table>
            <text:p text:style-name="P2"/>
            <text:p text:style-name="P35">Board</text:p>
            <text:p text:style-name="P8">Commands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6">ctrl + <text:span text:style-name="T7">p</text:span></text:p>
                </table:table-cell>
                <table:table-cell table:style-name="Table4.B1" office:value-type="string">
                  <text:p text:style-name="P20"><text:span text:style-name="T15">Ratsnest</text:span> (<text:span text:style-name="T2">P</text:span>our)</text:p>
                </table:table-cell>
              </table:table-row>
              <table:table-row>
                <table:table-cell table:style-name="Table4.A2" office:value-type="string">
                  <text:p text:style-name="P16">ctrl + <text:span text:style-name="T7">j</text:span></text:p>
                </table:table-cell>
                <table:table-cell table:style-name="Table4.B2" office:value-type="string">
                  <text:p text:style-name="P20">Via (<text:span text:style-name="T2">J</text:span>ump to layer)</text:p>
                </table:table-cell>
              </table:table-row>
              <table:table-row>
                <table:table-cell table:style-name="Table4.A2" office:value-type="string">
                  <text:p text:style-name="P16">ctrl + <text:span text:style-name="T7">w</text:span></text:p>
                </table:table-cell>
                <table:table-cell table:style-name="Table4.B2" office:value-type="string">
                  <text:p text:style-name="P20">Route (<text:span text:style-name="T2">W</text:span>ire)</text:p>
                </table:table-cell>
              </table:table-row>
              <table:table-row>
                <table:table-cell table:style-name="Table4.A2" office:value-type="string">
                  <text:p text:style-name="P16">ctrl + <text:span text:style-name="T7">k</text:span></text:p>
                </table:table-cell>
                <table:table-cell table:style-name="Table4.B2" office:value-type="string">
                  <text:p text:style-name="P20">Ripup (<text:span text:style-name="T2">K</text:span>ut!)</text:p>
                </table:table-cell>
              </table:table-row>
              <table:table-row>
                <table:table-cell table:style-name="Table4.A2" office:value-type="string">
                  <text:p text:style-name="P16">ctrl + <text:span text:style-name="T7">q</text:span></text:p>
                </table:table-cell>
                <table:table-cell table:style-name="Table4.B2" office:value-type="string">
                  <text:p text:style-name="P20">Dimension (<text:span text:style-name="T2">Q</text:span>uantum?)</text:p>
                </table:table-cell>
              </table:table-row>
            </table:table>
            <text:p text:style-name="P4"/>
            <text:p text:style-name="P4">Grids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1">Board Outline</text:p>
                </table:table-cell>
                <table:covered-table-cell/>
              </table:table-row>
              <table:table-row>
                <table:table-cell table:style-name="Table7.A2" office:value-type="string">
                  <text:p text:style-name="P17">ctrl + <text:span text:style-name="T10">1</text:span></text:p>
                </table:table-cell>
                <table:table-cell table:style-name="Table7.B2" office:value-type="string">
                  <text:p text:style-name="P23">0.1” Dots</text:p>
                </table:table-cell>
              </table:table-row>
              <table:table-row table:style-name="Table7.3">
                <table:table-cell table:style-name="Table7.A1" table:number-columns-spanned="2" office:value-type="string">
                  <text:p text:style-name="P1">Part Placement</text:p>
                </table:table-cell>
                <table:covered-table-cell/>
              </table:table-row>
              <table:table-row>
                <table:table-cell table:style-name="Table7.A4" office:value-type="string">
                  <text:p text:style-name="P17">ctrl + <text:span text:style-name="T10">2</text:span></text:p>
                </table:table-cell>
                <table:table-cell table:style-name="Table7.B4" office:value-type="string">
                  <text:p text:style-name="P23">0.05” Dots</text:p>
                </table:table-cell>
              </table:table-row>
              <table:table-row table:style-name="Table7.3">
                <table:table-cell table:style-name="Table7.A1" table:number-columns-spanned="2" office:value-type="string">
                  <text:p text:style-name="P1">Routing</text:p>
                </table:table-cell>
                <table:covered-table-cell/>
              </table:table-row>
              <table:table-row>
                <table:table-cell table:style-name="Table7.A6" office:value-type="string">
                  <text:p text:style-name="P17">ctrl + <text:span text:style-name="T10">3</text:span></text:p>
                </table:table-cell>
                <table:table-cell table:style-name="Table7.B6" office:value-type="string">
                  <text:p text:style-name="P23">0.01” Dots</text:p>
                </table:table-cell>
              </table:table-row>
              <table:table-row>
                <table:table-cell table:style-name="Table7.A7" office:value-type="string">
                  <text:p text:style-name="P17">ctrl + <text:span text:style-name="T10">4</text:span></text:p>
                </table:table-cell>
                <table:table-cell table:style-name="Table7.B7" office:value-type="string">
                  <text:p text:style-name="P23">0.001” Dots</text:p>
                </table:table-cell>
              </table:table-row>
            </table:table>
            <text:p text:style-name="P4"/>
            <text:p text:style-name="P4">Layers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6">F1</text:p>
                </table:table-cell>
                <table:table-cell table:style-name="Table8.B1" office:value-type="string">
                  <text:p text:style-name="P28">Top Copper</text:p>
                </table:table-cell>
              </table:table-row>
              <table:table-row>
                <table:table-cell table:style-name="Table8.A2" office:value-type="string">
                  <text:p text:style-name="P26">F2</text:p>
                </table:table-cell>
                <table:table-cell table:style-name="Table8.B2" office:value-type="string">
                  <text:p text:style-name="P28">Internal 1 Copper</text:p>
                </table:table-cell>
              </table:table-row>
              <table:table-row>
                <table:table-cell table:style-name="Table8.A2" office:value-type="string">
                  <text:p text:style-name="P26">F3</text:p>
                </table:table-cell>
                <table:table-cell table:style-name="Table8.B2" office:value-type="string">
                  <text:p text:style-name="P28">Internal 2 Copper</text:p>
                </table:table-cell>
              </table:table-row>
              <table:table-row>
                <table:table-cell table:style-name="Table8.A2" office:value-type="string">
                  <text:p text:style-name="P26">F4</text:p>
                </table:table-cell>
                <table:table-cell table:style-name="Table8.B2" office:value-type="string">
                  <text:p text:style-name="P28">Bottom Copper</text:p>
                </table:table-cell>
              </table:table-row>
              <table:table-row>
                <table:table-cell table:style-name="Table8.A2" office:value-type="string">
                  <text:p text:style-name="P26">F5</text:p>
                </table:table-cell>
                <table:table-cell table:style-name="Table8.B2" office:value-type="string">
                  <text:p text:style-name="P28">All</text:p>
                </table:table-cell>
              </table:table-row>
              <table:table-row>
                <table:table-cell table:style-name="Table8.A2" office:value-type="string">
                  <text:p text:style-name="P26">F6</text:p>
                </table:table-cell>
                <table:table-cell table:style-name="Table8.B2" office:value-type="string">
                  <text:p text:style-name="P28">Unrouted Nets</text:p>
                </table:table-cell>
              </table:table-row>
              <table:table-row>
                <table:table-cell table:style-name="Table8.A2" office:value-type="string">
                  <text:p text:style-name="P26">F7</text:p>
                </table:table-cell>
                <table:table-cell table:style-name="Table8.B2" office:value-type="string">
                  <text:p text:style-name="P28">Top Footprints</text:p>
                </table:table-cell>
              </table:table-row>
              <table:table-row>
                <table:table-cell table:style-name="Table8.A2" office:value-type="string">
                  <text:p text:style-name="P26">F8</text:p>
                </table:table-cell>
                <table:table-cell table:style-name="Table8.B2" office:value-type="string">
                  <text:p text:style-name="P28">Bottom Footprints</text:p>
                </table:table-cell>
              </table:table-row>
              <table:table-row>
                <table:table-cell table:style-name="Table8.A2" office:value-type="string">
                  <text:p text:style-name="P26">F9</text:p>
                </table:table-cell>
                <table:table-cell table:style-name="Table8.B2" office:value-type="string">
                  <text:p text:style-name="P28">Top Board</text:p>
                </table:table-cell>
              </table:table-row>
              <table:table-row>
                <table:table-cell table:style-name="Table8.A2" office:value-type="string">
                  <text:p text:style-name="P26">F10</text:p>
                </table:table-cell>
                <table:table-cell table:style-name="Table8.B2" office:value-type="string">
                  <text:p text:style-name="P28">Bottom Board</text:p>
                </table:table-cell>
              </table:table-row>
              <table:table-row>
                <table:table-cell table:style-name="Table8.A2" office:value-type="string">
                  <text:p text:style-name="P26">F11</text:p>
                </table:table-cell>
                <table:table-cell table:style-name="Table8.B2" office:value-type="string">
                  <text:p text:style-name="P28">Whole Board</text:p>
                </table:table-cell>
              </table:table-row>
              <table:table-row>
                <table:table-cell table:style-name="Table8.A2" office:value-type="string">
                  <text:p text:style-name="P26">F12</text:p>
                </table:table-cell>
                <table:table-cell table:style-name="Table8.B2" office:value-type="string">
                  <text:p text:style-name="P28">Toggle Internal Layers</text:p>
                </table:table-cell>
              </table:table-row>
            </table:table>
            <text:p text:style-name="P1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13:50:43.161000000</meta:creation-date>
    <dc:date>2013-12-10T14:59:22.769000000</dc:date>
    <meta:editing-duration>PT3H4M56S</meta:editing-duration>
    <meta:editing-cycles>22</meta:editing-cycles>
    <meta:generator>LibreOffice/4.1.0.4$Windows_x86 LibreOffice_project/89ea49ddacd9aa532507cbf852f2bb22b1ace28</meta:generator>
    <meta:document-statistic meta:table-count="13" meta:image-count="0" meta:object-count="0" meta:page-count="1" meta:paragraph-count="151" meta:word-count="300" meta:character-count="1229" meta:non-whitespace-character-count="1080"/>
  </office:meta>
</office:document-meta>
</file>